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8e8e8" fo:border="0.06pt solid #000000"/>
    </style:style>
    <style:style style:name="ce4" style:family="table-cell" style:parent-style-name="Default">
      <style:table-cell-properties fo:background-color="#d0d0d0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9">
      <style:table-cell-properties fo:background-color="#d0d0d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09">
      <style:table-cell-properties fo:background-color="#e8e8e8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_duration" table:style-name="ta1">
        <table:shapes>
          <draw:frame draw:z-index="0" draw:style-name="gr1" draw:text-style-name="P1" svg:width="15.999cm" svg:height="8.999cm" svg:x="1.536cm" svg:y="3.713cm">
            <draw:object draw:notify-on-update-of-ranges="sort_duration.A4:sort_duration.A4 sort_duration.B4:sort_duration.K4 sort_duration.A5:sort_duration.A5 sort_duration.B5:sort_duration.K5 sort_duration.A6:sort_duration.A6 sort_duration.B6:sort_duration.K6 sort_duration.A7:sort_duration.A7 sort_duration.B7:sort_duration.K7 sort_duration.A3:sort_duration.A3 sort_duration.B3:sort_duration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7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100 million integers</text:p>
          </table:table-cell>
          <table:table-cell table:style-name="ce4" office:value-type="string" calcext:value-type="string" table:number-columns-spanned="10" table:number-rows-spanned="1">
            <text:p>Run</text:p>
          </table:table-cell>
          <table:covered-table-cell table:number-columns-repeated="9" table:style-name="ce2"/>
          <table:table-cell table:style-name="Default"/>
          <table:table-cell table:style-name="ce8" table:number-columns-repeated="1012"/>
        </table:table-row>
        <table:table-row table:style-name="ro1"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#1</text:p>
          </table:table-cell>
          <table:table-cell table:style-name="ce2" office:value-type="string" calcext:value-type="string">
            <text:p>#2</text:p>
          </table:table-cell>
          <table:table-cell table:style-name="ce2" office:value-type="string" calcext:value-type="string">
            <text:p>#3</text:p>
          </table:table-cell>
          <table:table-cell table:style-name="ce2" office:value-type="string" calcext:value-type="string">
            <text:p>#4</text:p>
          </table:table-cell>
          <table:table-cell table:style-name="ce2" office:value-type="string" calcext:value-type="string">
            <text:p>#5</text:p>
          </table:table-cell>
          <table:table-cell table:style-name="ce2" office:value-type="string" calcext:value-type="string">
            <text:p>#6</text:p>
          </table:table-cell>
          <table:table-cell table:style-name="ce2" office:value-type="string" calcext:value-type="string">
            <text:p>#7</text:p>
          </table:table-cell>
          <table:table-cell table:style-name="ce2" office:value-type="string" calcext:value-type="string">
            <text:p>#8</text:p>
          </table:table-cell>
          <table:table-cell table:style-name="ce2" office:value-type="string" calcext:value-type="string">
            <text:p>#9</text:p>
          </table:table-cell>
          <table:table-cell table:style-name="ce2" office:value-type="string" calcext:value-type="string">
            <text:p>#10</text:p>
          </table:table-cell>
          <table:table-cell table:style-name="ce6" office:value-type="string" calcext:value-type="string">
            <text:p>Average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Array.Sort</text:p>
          </table:table-cell>
          <table:table-cell office:value-type="float" office:value="6.584" calcext:value-type="float">
            <text:p>6.584</text:p>
          </table:table-cell>
          <table:table-cell office:value-type="float" office:value="6.586" calcext:value-type="float">
            <text:p>6.586</text:p>
          </table:table-cell>
          <table:table-cell office:value-type="float" office:value="6.551" calcext:value-type="float">
            <text:p>6.551</text:p>
          </table:table-cell>
          <table:table-cell office:value-type="float" office:value="6.623" calcext:value-type="float">
            <text:p>6.623</text:p>
          </table:table-cell>
          <table:table-cell office:value-type="float" office:value="6.599" calcext:value-type="float">
            <text:p>6.599</text:p>
          </table:table-cell>
          <table:table-cell office:value-type="float" office:value="6.491" calcext:value-type="float">
            <text:p>6.491</text:p>
          </table:table-cell>
          <table:table-cell office:value-type="float" office:value="6.646" calcext:value-type="float">
            <text:p>6.646</text:p>
          </table:table-cell>
          <table:table-cell office:value-type="float" office:value="6.53" calcext:value-type="float">
            <text:p>6.53</text:p>
          </table:table-cell>
          <table:table-cell office:value-type="float" office:value="6.751" calcext:value-type="float">
            <text:p>6.751</text:p>
          </table:table-cell>
          <table:table-cell office:value-type="float" office:value="6.53" calcext:value-type="float">
            <text:p>6.53</text:p>
          </table:table-cell>
          <table:table-cell table:formula="of:=SUM([.B3:.K3])/10" office:value-type="float" office:value="6.5891" calcext:value-type="float">
            <text:p>6.5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ap Sort</text:p>
          </table:table-cell>
          <table:table-cell office:value-type="float" office:value="64.123" calcext:value-type="float">
            <text:p>64.123</text:p>
          </table:table-cell>
          <table:table-cell office:value-type="float" office:value="64.315" calcext:value-type="float">
            <text:p>64.315</text:p>
          </table:table-cell>
          <table:table-cell office:value-type="float" office:value="69.724" calcext:value-type="float">
            <text:p>69.724</text:p>
          </table:table-cell>
          <table:table-cell office:value-type="float" office:value="65.082" calcext:value-type="float">
            <text:p>65.082</text:p>
          </table:table-cell>
          <table:table-cell office:value-type="float" office:value="66.262" calcext:value-type="float">
            <text:p>66.262</text:p>
          </table:table-cell>
          <table:table-cell office:value-type="float" office:value="62.67" calcext:value-type="float">
            <text:p>62.67</text:p>
          </table:table-cell>
          <table:table-cell office:value-type="float" office:value="69.91" calcext:value-type="float">
            <text:p>69.91</text:p>
          </table:table-cell>
          <table:table-cell office:value-type="float" office:value="65.493" calcext:value-type="float">
            <text:p>65.493</text:p>
          </table:table-cell>
          <table:table-cell office:value-type="float" office:value="68.02" calcext:value-type="float">
            <text:p>68.02</text:p>
          </table:table-cell>
          <table:table-cell office:value-type="float" office:value="64.605" calcext:value-type="float">
            <text:p>64.605</text:p>
          </table:table-cell>
          <table:table-cell table:formula="of:=SUM([.B4:.K4])/10" office:value-type="float" office:value="66.0204" calcext:value-type="float">
            <text:p>66.0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rge Sort</text:p>
          </table:table-cell>
          <table:table-cell office:value-type="float" office:value="26.508" calcext:value-type="float">
            <text:p>26.508</text:p>
          </table:table-cell>
          <table:table-cell office:value-type="float" office:value="26.704" calcext:value-type="float">
            <text:p>26.704</text:p>
          </table:table-cell>
          <table:table-cell office:value-type="float" office:value="26.702" calcext:value-type="float">
            <text:p>26.702</text:p>
          </table:table-cell>
          <table:table-cell office:value-type="float" office:value="26.471" calcext:value-type="float">
            <text:p>26.471</text:p>
          </table:table-cell>
          <table:table-cell office:value-type="float" office:value="26.173" calcext:value-type="float">
            <text:p>26.173</text:p>
          </table:table-cell>
          <table:table-cell office:value-type="float" office:value="26.393" calcext:value-type="float">
            <text:p>26.393</text:p>
          </table:table-cell>
          <table:table-cell office:value-type="float" office:value="26.717" calcext:value-type="float">
            <text:p>26.717</text:p>
          </table:table-cell>
          <table:table-cell office:value-type="float" office:value="26.664" calcext:value-type="float">
            <text:p>26.664</text:p>
          </table:table-cell>
          <table:table-cell office:value-type="float" office:value="26.356" calcext:value-type="float">
            <text:p>26.356</text:p>
          </table:table-cell>
          <table:table-cell office:value-type="float" office:value="27.71" calcext:value-type="float">
            <text:p>27.71</text:p>
          </table:table-cell>
          <table:table-cell table:formula="of:=SUM([.B5:.K5])/10" office:value-type="float" office:value="26.6398" calcext:value-type="float">
            <text:p>26.6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p-down Merge Sort</text:p>
          </table:table-cell>
          <table:table-cell office:value-type="float" office:value="21.069" calcext:value-type="float">
            <text:p>21.069</text:p>
          </table:table-cell>
          <table:table-cell office:value-type="float" office:value="21.263" calcext:value-type="float">
            <text:p>21.263</text:p>
          </table:table-cell>
          <table:table-cell office:value-type="float" office:value="21.059" calcext:value-type="float">
            <text:p>21.059</text:p>
          </table:table-cell>
          <table:table-cell office:value-type="float" office:value="21.41" calcext:value-type="float">
            <text:p>21.41</text:p>
          </table:table-cell>
          <table:table-cell office:value-type="float" office:value="20.989" calcext:value-type="float">
            <text:p>20.989</text:p>
          </table:table-cell>
          <table:table-cell office:value-type="float" office:value="21.121" calcext:value-type="float">
            <text:p>21.121</text:p>
          </table:table-cell>
          <table:table-cell office:value-type="float" office:value="21.68" calcext:value-type="float">
            <text:p>21.68</text:p>
          </table:table-cell>
          <table:table-cell office:value-type="float" office:value="20.945" calcext:value-type="float">
            <text:p>20.945</text:p>
          </table:table-cell>
          <table:table-cell office:value-type="float" office:value="21.145" calcext:value-type="float">
            <text:p>21.145</text:p>
          </table:table-cell>
          <table:table-cell office:value-type="float" office:value="21.171" calcext:value-type="float">
            <text:p>21.171</text:p>
          </table:table-cell>
          <table:table-cell table:formula="of:=SUM([.B6:.K6])/10" office:value-type="float" office:value="21.1852" calcext:value-type="float">
            <text:p>21.1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uick Sort</text:p>
          </table:table-cell>
          <table:table-cell office:value-type="float" office:value="13.579" calcext:value-type="float">
            <text:p>13.579</text:p>
          </table:table-cell>
          <table:table-cell office:value-type="float" office:value="13.477" calcext:value-type="float">
            <text:p>13.477</text:p>
          </table:table-cell>
          <table:table-cell office:value-type="float" office:value="13.525" calcext:value-type="float">
            <text:p>13.525</text:p>
          </table:table-cell>
          <table:table-cell office:value-type="float" office:value="13.505" calcext:value-type="float">
            <text:p>13.505</text:p>
          </table:table-cell>
          <table:table-cell office:value-type="float" office:value="13.385" calcext:value-type="float">
            <text:p>13.385</text:p>
          </table:table-cell>
          <table:table-cell office:value-type="float" office:value="13.426" calcext:value-type="float">
            <text:p>13.426</text:p>
          </table:table-cell>
          <table:table-cell office:value-type="float" office:value="13.41" calcext:value-type="float">
            <text:p>13.41</text:p>
          </table:table-cell>
          <table:table-cell office:value-type="float" office:value="13.402" calcext:value-type="float">
            <text:p>13.402</text:p>
          </table:table-cell>
          <table:table-cell office:value-type="float" office:value="13.441" calcext:value-type="float">
            <text:p>13.441</text:p>
          </table:table-cell>
          <table:table-cell office:value-type="float" office:value="13.433" calcext:value-type="float">
            <text:p>13.433</text:p>
          </table:table-cell>
          <table:table-cell table:formula="of:=SUM([.B7:.K7])/10" office:value-type="float" office:value="13.4583" calcext:value-type="float">
            <text:p>13.458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499cm" fo:margin-right="0.499cm" style:scale-to="100%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2:00:50.599395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5T12:05:32.780162247</dc:date>
    <meta:editing-duration>PT51M6S</meta:editing-duration>
    <meta:editing-cycles>17</meta:editing-cycles>
    <meta:generator>LibreOffice/7.1.5.2$Linux_X86_64 LibreOffice_project/10$Build-2</meta:generator>
    <meta:document-statistic meta:table-count="1" meta:cell-count="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ffe00" draw:fill-color="#7ffe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e007f" draw:fill-color="#fe007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7ffe" draw:fill-color="#007ff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f00fe" draw:fill-color="#7f00f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ChartGradient_20_3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1 2 3 4 0" chart:style-name="ch1">
        <chart:title svg:x="6.316cm" svg:y="0.316cm" chart:style-name="ch2">
          <text:p>Sorting Duration</text:p>
        </chart:title>
        <chart:subtitle svg:x="5.813cm" svg:y="1.275cm" chart:style-name="ch3">
          <text:p>Sorting of Arrays (100M)</text:p>
        </chart:subtitle>
        <chart:legend chart:legend-position="end" svg:x="11.375cm" svg:y="3.205cm" style:legend-expansion="high" chart:style-name="ch4"/>
        <chart:plot-area chart:style-name="ch5" table:cell-range-address="sort_duration.A3:sort_duration.K7" chart:data-source-has-labels="column" svg:x="1.331cm" svg:y="2.138cm" svg:width="9.724cm" svg:height="5.701cm">
          <chart:coordinate-region svg:x="1.952cm" svg:y="2.337cm" svg:width="8.916cm" svg:height="4.855cm"/>
          <chart:axis chart:dimension="x" chart:name="primary-x" chart:style-name="ch6">
            <chart:title svg:x="5.752cm" svg:y="8.019cm" chart:style-name="ch7">
              <text:p>Runs</text:p>
            </chart:title>
          </chart:axis>
          <chart:axis chart:dimension="y" chart:name="primary-y" chart:style-name="ch6">
            <chart:title svg:x="0.451cm" svg:y="5.799cm" chart:style-name="ch8">
              <text:p>Time (sec)</text:p>
            </chart:title>
          </chart:axis>
          <chart:series chart:style-name="ch9" chart:values-cell-range-address="sort_duration.B4:sort_duration.K4" chart:label-cell-address="sort_duration.A4:sort_duration.A4" chart:class="chart:line">
            <chart:data-point chart:repeated="10"/>
          </chart:series>
          <chart:series chart:style-name="ch10" chart:values-cell-range-address="sort_duration.B5:sort_duration.K5" chart:label-cell-address="sort_duration.A5:sort_duration.A5" chart:class="chart:line">
            <chart:data-point chart:repeated="10"/>
          </chart:series>
          <chart:series chart:style-name="ch11" chart:values-cell-range-address="sort_duration.B6:sort_duration.K6" chart:label-cell-address="sort_duration.A6:sort_duration.A6" chart:class="chart:line">
            <chart:data-point chart:repeated="10"/>
          </chart:series>
          <chart:series chart:style-name="ch12" chart:values-cell-range-address="sort_duration.B7:sort_duration.K7" chart:label-cell-address="sort_duration.A7:sort_duration.A7" chart:class="chart:line">
            <chart:data-point chart:repeated="10"/>
          </chart:series>
          <chart:series chart:style-name="ch13" chart:values-cell-range-address="sort_duration.B3:sort_duration.K3" chart:label-cell-address="sort_duration.A3:sort_duration.A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Heap Sort</text:p>
                <draw:g>
                  <svg:desc>sort_duration.A4:sort_duration.A4</svg:desc>
                </draw:g>
              </table:table-cell>
              <table:table-cell office:value-type="float" office:value="64.123">
                <text:p>64.123</text:p>
                <draw:g>
                  <svg:desc>sort_duration.B4:sort_duration.K4</svg:desc>
                </draw:g>
              </table:table-cell>
              <table:table-cell office:value-type="float" office:value="64.315">
                <text:p>64.315</text:p>
              </table:table-cell>
              <table:table-cell office:value-type="float" office:value="69.724">
                <text:p>69.724</text:p>
              </table:table-cell>
              <table:table-cell office:value-type="float" office:value="65.082">
                <text:p>65.082</text:p>
              </table:table-cell>
              <table:table-cell office:value-type="float" office:value="66.262">
                <text:p>66.262</text:p>
              </table:table-cell>
              <table:table-cell office:value-type="float" office:value="62.67">
                <text:p>62.67</text:p>
              </table:table-cell>
              <table:table-cell office:value-type="float" office:value="69.91">
                <text:p>69.91</text:p>
              </table:table-cell>
              <table:table-cell office:value-type="float" office:value="65.493">
                <text:p>65.493</text:p>
              </table:table-cell>
              <table:table-cell office:value-type="float" office:value="68.02">
                <text:p>68.02</text:p>
              </table:table-cell>
              <table:table-cell office:value-type="float" office:value="64.605">
                <text:p>64.605</text:p>
              </table:table-cell>
            </table:table-row>
            <table:table-row>
              <table:table-cell office:value-type="string">
                <text:p>Merge Sort</text:p>
                <draw:g>
                  <svg:desc>sort_duration.A5:sort_duration.A5</svg:desc>
                </draw:g>
              </table:table-cell>
              <table:table-cell office:value-type="float" office:value="26.508">
                <text:p>26.508</text:p>
                <draw:g>
                  <svg:desc>sort_duration.B5:sort_duration.K5</svg:desc>
                </draw:g>
              </table:table-cell>
              <table:table-cell office:value-type="float" office:value="26.704">
                <text:p>26.704</text:p>
              </table:table-cell>
              <table:table-cell office:value-type="float" office:value="26.702">
                <text:p>26.702</text:p>
              </table:table-cell>
              <table:table-cell office:value-type="float" office:value="26.471">
                <text:p>26.471</text:p>
              </table:table-cell>
              <table:table-cell office:value-type="float" office:value="26.173">
                <text:p>26.173</text:p>
              </table:table-cell>
              <table:table-cell office:value-type="float" office:value="26.393">
                <text:p>26.393</text:p>
              </table:table-cell>
              <table:table-cell office:value-type="float" office:value="26.717">
                <text:p>26.717</text:p>
              </table:table-cell>
              <table:table-cell office:value-type="float" office:value="26.664">
                <text:p>26.664</text:p>
              </table:table-cell>
              <table:table-cell office:value-type="float" office:value="26.356">
                <text:p>26.356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Top-down Merge Sort</text:p>
                <draw:g>
                  <svg:desc>sort_duration.A6:sort_duration.A6</svg:desc>
                </draw:g>
              </table:table-cell>
              <table:table-cell office:value-type="float" office:value="21.069">
                <text:p>21.069</text:p>
                <draw:g>
                  <svg:desc>sort_duration.B6:sort_duration.K6</svg:desc>
                </draw:g>
              </table:table-cell>
              <table:table-cell office:value-type="float" office:value="21.263">
                <text:p>21.263</text:p>
              </table:table-cell>
              <table:table-cell office:value-type="float" office:value="21.059">
                <text:p>21.059</text:p>
              </table:table-cell>
              <table:table-cell office:value-type="float" office:value="21.41">
                <text:p>21.41</text:p>
              </table:table-cell>
              <table:table-cell office:value-type="float" office:value="20.989">
                <text:p>20.989</text:p>
              </table:table-cell>
              <table:table-cell office:value-type="float" office:value="21.121">
                <text:p>21.121</text:p>
              </table:table-cell>
              <table:table-cell office:value-type="float" office:value="21.68">
                <text:p>21.68</text:p>
              </table:table-cell>
              <table:table-cell office:value-type="float" office:value="20.945">
                <text:p>20.945</text:p>
              </table:table-cell>
              <table:table-cell office:value-type="float" office:value="21.145">
                <text:p>21.145</text:p>
              </table:table-cell>
              <table:table-cell office:value-type="float" office:value="21.171">
                <text:p>21.171</text:p>
              </table:table-cell>
            </table:table-row>
            <table:table-row>
              <table:table-cell office:value-type="string">
                <text:p>Quick Sort</text:p>
                <draw:g>
                  <svg:desc>sort_duration.A7:sort_duration.A7</svg:desc>
                </draw:g>
              </table:table-cell>
              <table:table-cell office:value-type="float" office:value="13.579">
                <text:p>13.579</text:p>
                <draw:g>
                  <svg:desc>sort_duration.B7:sort_duration.K7</svg:desc>
                </draw:g>
              </table:table-cell>
              <table:table-cell office:value-type="float" office:value="13.477">
                <text:p>13.477</text:p>
              </table:table-cell>
              <table:table-cell office:value-type="float" office:value="13.525">
                <text:p>13.525</text:p>
              </table:table-cell>
              <table:table-cell office:value-type="float" office:value="13.505">
                <text:p>13.505</text:p>
              </table:table-cell>
              <table:table-cell office:value-type="float" office:value="13.385">
                <text:p>13.385</text:p>
              </table:table-cell>
              <table:table-cell office:value-type="float" office:value="13.426">
                <text:p>13.426</text:p>
              </table:table-cell>
              <table:table-cell office:value-type="float" office:value="13.41">
                <text:p>13.41</text:p>
              </table:table-cell>
              <table:table-cell office:value-type="float" office:value="13.402">
                <text:p>13.402</text:p>
              </table:table-cell>
              <table:table-cell office:value-type="float" office:value="13.441">
                <text:p>13.441</text:p>
              </table:table-cell>
              <table:table-cell office:value-type="float" office:value="13.433">
                <text:p>13.433</text:p>
              </table:table-cell>
            </table:table-row>
            <table:table-row>
              <table:table-cell office:value-type="string">
                <text:p>Array.Sort</text:p>
                <draw:g>
                  <svg:desc>sort_duration.A3:sort_duration.A3</svg:desc>
                </draw:g>
              </table:table-cell>
              <table:table-cell office:value-type="float" office:value="6.584">
                <text:p>6.584</text:p>
                <draw:g>
                  <svg:desc>sort_duration.B3:sort_duration.K3</svg:desc>
                </draw:g>
              </table:table-cell>
              <table:table-cell office:value-type="float" office:value="6.586">
                <text:p>6.586</text:p>
              </table:table-cell>
              <table:table-cell office:value-type="float" office:value="6.551">
                <text:p>6.551</text:p>
              </table:table-cell>
              <table:table-cell office:value-type="float" office:value="6.623">
                <text:p>6.623</text:p>
              </table:table-cell>
              <table:table-cell office:value-type="float" office:value="6.599">
                <text:p>6.599</text:p>
              </table:table-cell>
              <table:table-cell office:value-type="float" office:value="6.491">
                <text:p>6.491</text:p>
              </table:table-cell>
              <table:table-cell office:value-type="float" office:value="6.646">
                <text:p>6.646</text:p>
              </table:table-cell>
              <table:table-cell office:value-type="float" office:value="6.53">
                <text:p>6.53</text:p>
              </table:table-cell>
              <table:table-cell office:value-type="float" office:value="6.751">
                <text:p>6.751</text:p>
              </table:table-cell>
              <table:table-cell office:value-type="float" office:value="6.53">
                <text:p>6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eeeeee" draw:end-color="#cccccc" draw:start-intensity="100%" draw:end-intensity="100%" draw:angle="90deg" draw:border="75%"/>
    <draw:gradient draw:name="ChartGradient_20_2" draw:display-name="ChartGradient 2" draw:style="linear" draw:start-color="#e0e0e0" draw:end-color="#fafafa" draw:start-intensity="100%" draw:end-intensity="100%" draw:angle="90deg" draw:border="75%"/>
    <draw:gradient draw:name="ChartGradient_20_3" draw:display-name="ChartGradient 3" draw:style="radial" draw:cx="50%" draw:cy="50%" draw:start-color="#e0e0e0" draw:end-color="#fafafa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